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eeeeee" draw:textarea-horizontal-align="justify" draw:textarea-vertical-align="middle" draw:auto-grow-height="false" fo:min-height="2.529cm" fo:min-width="15.041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6.655cm" fo:min-width="15.041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b2b2b2" draw:textarea-horizontal-align="justify" draw:textarea-vertical-align="middle" draw:auto-grow-height="false" fo:min-height="10.025cm" fo:min-width="15.041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stroke="none" draw:fill="none" fo:min-height="2.219cm"/>
    </style:style>
    <style:style style:name="gr6" style:family="graphic" style:parent-style-name="standard">
      <style:graphic-properties draw:stroke="none" draw:fill="none" fo:min-height="2.405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415cm"/>
    </style:style>
    <style:style style:name="gr10" style:family="graphic" style:parent-style-name="objectwithoutfill">
      <style:graphic-properties svg:stroke-width="0.035cm" svg:stroke-color="#ff0000" draw:marker-start-width="0.252cm" draw:marker-end="Symmetric_20_Arrow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="Symmetric_20_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0000" draw:marker-start="Symmetric_20_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1.61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/>
      <style:text-properties style:font-name="Source Code Pro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dddddd"/>
      <style:paragraph-properties fo:text-align="center"/>
      <style:text-properties style:font-name="Source Code Pro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b2b2b2"/>
      <style:paragraph-properties fo:text-align="center"/>
      <style:text-properties style:font-name="Source Code Pro" fo:font-size="26pt" fo:font-weight="bold" style:font-size-asian="26pt" style:font-weight-asian="bold" style:font-size-complex="26pt" style:font-weight-complex="bold"/>
    </style:style>
    <style:style style:name="P5" style:family="paragraph">
      <style:text-properties style:font-name="Source Code Pro"/>
    </style:style>
    <style:style style:name="P6" style:family="paragraph">
      <loext:graphic-properties draw:fill="none" draw:fill-color="#ffffff"/>
      <style:text-properties style:font-name="Source Code Pro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style:font-name="Source Code Pro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style:font-name="Source Code Pro" fo:font-size="16pt" style:font-size-asian="16pt" style:font-size-complex="16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text-properties style:font-name="Source Code Pro"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Source Code Pro" fo:font-size="16pt" style:font-size-asian="16pt" style:font-size-complex="16pt"/>
    </style:style>
    <style:style style:name="P13" style:family="paragraph">
      <style:paragraph-properties fo:text-align="center"/>
      <style:text-properties fo:color="#ff0000" style:font-name="Source Code Pro"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color="#ff0000" style:font-name="Source Code Pro" fo:font-size="16pt" style:font-size-asian="16pt" style:font-size-complex="16pt"/>
    </style:style>
    <style:style style:name="T1" style:family="text">
      <style:text-properties style:font-name="Source Code Pro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Source Code Pro" fo:background-color="#ffff38"/>
    </style:style>
    <style:style style:name="T3" style:family="text">
      <style:text-properties style:font-name="Source Code Pro" fo:background-color="#0093d9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background-color="#3faf46"/>
    </style:style>
    <style:style style:name="T6" style:family="text">
      <style:text-properties fo:color="#ffffff" style:font-name="Source Code Pro" fo:background-color="#000000"/>
    </style:style>
    <style:style style:name="T7" style:family="text">
      <style:text-properties style:font-name="Source Code Pro" fo:background-color="transparent"/>
    </style:style>
    <style:style style:name="T8" style:family="text">
      <style:text-properties style:font-name="Source Code Pro" fo:background-color="#ffff00"/>
    </style:style>
    <style:style style:name="T9" style:family="text">
      <style:text-properties style:font-name="Source Code Pro" fo:font-size="16pt" style:font-size-asian="16pt" style:font-size-complex="16pt"/>
    </style:style>
    <style:style style:name="T10" style:family="text">
      <style:text-properties fo:color="#ff0000" style:font-name="Source Code Pr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621cm" svg:height="2.859cm" svg:x="1.105cm" svg:y="18.361cm">
          <text:p text:style-name="P1"><text:span text:style-name="T1">Dat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621cm" svg:height="6.985cm" svg:x="1.105cm" svg:y="11.441cm">
          <text:p text:style-name="P1"><text:span text:style-name="T1">UDP Head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21cm" svg:height="10.355cm" svg:x="1.105cm" svg:y="1.1cm">
          <text:p text:style-name="P1"><text:span text:style-name="T1">IPv4 Head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85cm" svg:height="1.905cm" svg:x="2.122cm" svg:y="6.583cm">
          <draw:text-box>
            <text:p text:style-name="P5"><text:span text:style-name="T2">4</text:span><text:span text:style-name="T3">5</text:span><text:span text:style-name="T4"> </text:span><text:span text:style-name="T5">00</text:span><text:span text:style-name="T4"> </text:span><text:span text:style-name="T2">00 27</text:span><text:span text:style-name="T4"> </text:span><text:span text:style-name="T3">01 00</text:span><text:span text:style-name="T4"> </text:span><text:span text:style-name="T5">00 00</text:span><text:span text:style-name="T4"> </text:span><text:span text:style-name="T2">40</text:span><text:span text:style-name="T4"> </text:span><text:span text:style-name="T6">00</text:span><text:span text:style-name="T4"> </text:span><text:span text:style-name="T3">ec cf</text:span><text:span text:style-name="T4"> </text:span></text:p>
            <text:p text:style-name="P5"><text:span text:style-name="T5">01 2b </text:span><text:span text:style-name="T5">a8 c0</text:span><text:span text:style-name="T7"> </text:span><text:span text:style-name="T6">00 00 </text:span><text:span text:style-name="T6">00 00</text:span></text:p>
          </draw:text-box>
        </draw:frame>
        <draw:frame draw:style-name="gr5" draw:text-style-name="P7" draw:layer="layout" svg:width="9.643cm" svg:height="2.469cm" svg:x="4.041cm" svg:y="14.193cm">
          <draw:text-box>
            <text:p><text:span text:style-name="T4"/></text:p>
            <text:p><text:span text:style-name="T8">1a 85</text:span><text:span text:style-name="T4"> </text:span><text:span text:style-name="T3">1a 0a</text:span><text:span text:style-name="T4"> </text:span><text:span text:style-name="T5">00 13</text:span><text:span text:style-name="T4"> </text:span><text:span text:style-name="T8">36 a0</text:span></text:p>
          </draw:text-box>
        </draw:frame>
        <draw:frame draw:style-name="gr6" draw:text-style-name="P7" draw:layer="layout" svg:width="13.678cm" svg:height="2.655cm" svg:x="2.413cm" svg:y="18.919cm">
          <draw:text-box>
            <text:p><text:span text:style-name="T4"/></text:p>
            <text:p><text:span text:style-name="T3">32 32 32 32 32 32 32 32 32 32 0a </text:span></text:p>
          </draw:text-box>
        </draw:frame>
        <draw:frame draw:style-name="gr7" draw:text-style-name="P9" draw:layer="layout" svg:width="3.302cm" svg:height="1.665cm" svg:x="1.005cm" svg:y="3.143cm">
          <draw:text-box>
            <text:p text:style-name="P8"><text:span text:style-name="T9">Ve</text:span><text:span text:style-name="T9">rs</text:span><text:span text:style-name="T9">io</text:span><text:span text:style-name="T9">n </text:span><text:span text:style-name="T9">&amp; </text:span><text:span text:style-name="T9">IH</text:span><text:span text:style-name="T9">L</text:span></text:p>
          </draw:text-box>
        </draw:frame>
        <draw:line draw:style-name="gr8" draw:text-style-name="P10" draw:layer="layout" svg:x1="2.502cm" svg:y1="4.905cm" svg:x2="2.502cm" svg:y2="6.51cm">
          <text:p/>
        </draw:line>
        <draw:frame draw:style-name="gr7" draw:text-style-name="P12" draw:layer="layout" svg:width="1.524cm" svg:height="1.143cm" svg:x="3.137cm" svg:y="4.724cm">
          <draw:text-box>
            <text:p text:style-name="P11"><text:span text:style-name="T9">TOS</text:span></text:p>
          </draw:text-box>
        </draw:frame>
        <draw:line draw:style-name="gr8" draw:text-style-name="P10" draw:layer="layout" svg:x1="3.873cm" svg:y1="5.538cm" svg:x2="3.873cm" svg:y2="6.601cm">
          <text:p/>
        </draw:line>
        <draw:frame draw:style-name="gr9" draw:text-style-name="P12" draw:layer="layout" svg:width="2.667cm" svg:height="1.665cm" svg:x="4.315cm" svg:y="3.936cm">
          <draw:text-box>
            <text:p text:style-name="P11"><text:span text:style-name="T9">Length</text:span></text:p>
          </draw:text-box>
        </draw:frame>
        <draw:line draw:style-name="gr8" draw:text-style-name="P10" draw:layer="layout" svg:x1="5.65cm" svg:y1="4.998cm" svg:x2="5.65cm" svg:y2="6.603cm">
          <text:p/>
        </draw:line>
        <draw:frame draw:style-name="gr9" draw:text-style-name="P9" draw:layer="layout" svg:width="2.667cm" svg:height="1.665cm" svg:x="6.516cm" svg:y="4.737cm">
          <draw:text-box>
            <text:p text:style-name="P8"><text:span text:style-name="T9">ID</text:span></text:p>
          </draw:text-box>
        </draw:frame>
        <draw:line draw:style-name="gr8" draw:text-style-name="P10" draw:layer="layout" svg:x1="7.836cm" svg:y1="5.667cm" svg:x2="7.851cm" svg:y2="6.604cm">
          <text:p/>
        </draw:line>
        <draw:frame draw:style-name="gr9" draw:text-style-name="P9" draw:layer="layout" svg:width="2.667cm" svg:height="2.372cm" svg:x="8.817cm" svg:y="3.138cm">
          <draw:text-box>
            <text:p text:style-name="P8"><text:span text:style-name="T9">Flags</text:span></text:p>
            <text:p text:style-name="P8"><text:span text:style-name="T9">&amp; offset</text:span></text:p>
          </draw:text-box>
        </draw:frame>
        <draw:line draw:style-name="gr8" draw:text-style-name="P10" draw:layer="layout" svg:x1="10.137cm" svg:y1="5.668cm" svg:x2="10.152cm" svg:y2="6.605cm">
          <text:p/>
        </draw:line>
        <draw:frame draw:style-name="gr9" draw:text-style-name="P9" draw:layer="layout" svg:width="2.667cm" svg:height="1.665cm" svg:x="10.63cm" svg:y="3.762cm">
          <draw:text-box>
            <text:p text:style-name="P8"><text:span text:style-name="T9">TTL</text:span></text:p>
          </draw:text-box>
        </draw:frame>
        <draw:line draw:style-name="gr8" draw:text-style-name="P10" draw:layer="layout" svg:x1="11.926cm" svg:y1="4.778cm" svg:x2="11.926cm" svg:y2="6.607cm">
          <text:p/>
        </draw:line>
        <draw:frame draw:style-name="gr9" draw:text-style-name="P14" draw:layer="layout" svg:width="3.231cm" svg:height="1.665cm" svg:x="11.717cm" svg:y="4.738cm">
          <draw:text-box>
            <text:p text:style-name="P13"><text:span text:style-name="T10">Protocol</text:span></text:p>
          </draw:text-box>
        </draw:frame>
        <draw:line draw:style-name="gr10" draw:text-style-name="P10" draw:layer="layout" svg:x1="13.037cm" svg:y1="5.668cm" svg:x2="13.052cm" svg:y2="6.605cm">
          <text:p/>
        </draw:line>
        <draw:frame draw:style-name="gr7" draw:text-style-name="P9" draw:layer="layout" svg:width="3.302cm" svg:height="1.143cm" svg:x="13.205cm" svg:y="9.244cm">
          <draw:text-box>
            <text:p text:style-name="P8"><text:span text:style-name="T9">Checksum</text:span></text:p>
          </draw:text-box>
        </draw:frame>
        <draw:line draw:style-name="gr11" draw:text-style-name="P10" draw:layer="layout" svg:x1="14.821cm" svg:y1="7.745cm" svg:x2="14.821cm" svg:y2="9.35cm">
          <text:p/>
        </draw:line>
        <draw:frame draw:style-name="gr7" draw:text-style-name="P9" draw:layer="layout" svg:width="3.302cm" svg:height="1.143cm" svg:x="2.756cm" svg:y="9.96cm">
          <draw:text-box>
            <text:p text:style-name="P8"><text:span text:style-name="T9">src addr</text:span></text:p>
          </draw:text-box>
        </draw:frame>
        <draw:line draw:style-name="gr11" draw:text-style-name="P10" draw:layer="layout" svg:x1="4.372cm" svg:y1="8.461cm" svg:x2="4.372cm" svg:y2="10.066cm">
          <text:p/>
        </draw:line>
        <draw:frame draw:style-name="gr9" draw:text-style-name="P14" draw:layer="layout" svg:width="4.191cm" svg:height="1.665cm" svg:x="7.028cm" svg:y="9.898cm">
          <draw:text-box>
            <text:p text:style-name="P13"><text:span text:style-name="T10">dst addr</text:span></text:p>
          </draw:text-box>
        </draw:frame>
        <draw:line draw:style-name="gr12" draw:text-style-name="P10" draw:layer="layout" svg:x1="9.044cm" svg:y1="8.499cm" svg:x2="9.044cm" svg:y2="10.104cm">
          <text:p/>
        </draw:line>
        <draw:frame draw:style-name="gr13" draw:text-style-name="P12" draw:layer="layout" svg:width="2.063cm" svg:height="1.864cm" svg:x="4.349cm" svg:y="12.69cm">
          <draw:text-box>
            <text:p text:style-name="P11"><text:span text:style-name="T9">src port</text:span></text:p>
          </draw:text-box>
        </draw:frame>
        <draw:line draw:style-name="gr8" draw:text-style-name="P10" draw:layer="layout" svg:x1="5.169cm" svg:y1="14.235cm" svg:x2="5.174cm" svg:y2="15.002cm">
          <text:p/>
        </draw:line>
        <draw:frame draw:style-name="gr7" draw:text-style-name="P9" draw:layer="layout" svg:width="3.302cm" svg:height="1.143cm" svg:x="6.058cm" svg:y="16.902cm">
          <draw:text-box>
            <text:p text:style-name="P8"><text:span text:style-name="T9">dst port</text:span></text:p>
          </draw:text-box>
        </draw:frame>
        <draw:line draw:style-name="gr11" draw:text-style-name="P10" draw:layer="layout" svg:x1="7.573cm" svg:y1="16.061cm" svg:x2="7.582cm" svg:y2="17.029cm">
          <text:p/>
        </draw:line>
        <draw:frame draw:style-name="gr13" draw:text-style-name="P12" draw:layer="layout" svg:width="2.825cm" svg:height="1.864cm" svg:x="8.567cm" svg:y="13.26cm">
          <draw:text-box>
            <text:p text:style-name="P11"><text:span text:style-name="T9">length</text:span></text:p>
          </draw:text-box>
        </draw:frame>
        <draw:line draw:style-name="gr8" draw:text-style-name="P10" draw:layer="layout" svg:x1="9.768cm" svg:y1="14.23cm" svg:x2="9.773cm" svg:y2="14.997cm">
          <text:p/>
        </draw:line>
        <draw:frame draw:style-name="gr7" draw:text-style-name="P9" draw:layer="layout" svg:width="3.302cm" svg:height="1.143cm" svg:x="10.558cm" svg:y="16.902cm">
          <draw:text-box>
            <text:p text:style-name="P8"><text:span text:style-name="T9">checksum</text:span></text:p>
          </draw:text-box>
        </draw:frame>
        <draw:line draw:style-name="gr11" draw:text-style-name="P10" draw:layer="layout" svg:x1="12.073cm" svg:y1="16.061cm" svg:x2="12.082cm" svg:y2="17.0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20:37:02.926407672</meta:creation-date>
    <dc:date>2019-08-27T21:22:38.873128020</dc:date>
    <meta:editing-duration>PT23M40S</meta:editing-duration>
    <meta:editing-cycles>6</meta:editing-cycles>
    <meta:generator>LibreOffice/6.2.5.2$Linux_X86_64 LibreOffice_project/20$Build-2</meta:generator>
    <meta:document-statistic meta:object-count="34"/>
  </office:meta>
</office:document-meta>
</file>